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officeooo:rsid="002ebcba" officeooo:paragraph-rsid="002ebcba"/>
    </style:style>
    <style:style style:name="P3" style:family="paragraph" style:parent-style-name="Text_20_body">
      <style:paragraph-properties fo:margin-left="0cm" fo:margin-right="0cm" fo:text-align="justify" style:justify-single-word="false" fo:text-indent="0.499cm" style:auto-text-indent="false"/>
      <style:text-properties officeooo:rsid="00303631" officeooo:paragraph-rsid="00303631"/>
    </style:style>
    <style:style style:name="P4" style:family="paragraph" style:parent-style-name="Text_20_body">
      <style:paragraph-properties fo:margin-left="0cm" fo:margin-right="0cm" fo:text-align="justify" style:justify-single-word="false" fo:text-indent="0.499cm" style:auto-text-indent="false"/>
      <style:text-properties officeooo:rsid="0030e543" officeooo:paragraph-rsid="0030e543"/>
    </style:style>
    <style:style style:name="P5" style:family="paragraph" style:parent-style-name="Text_20_body">
      <style:paragraph-properties fo:margin-left="0cm" fo:margin-right="0cm" fo:text-align="justify" style:justify-single-word="false" fo:text-indent="0.499cm" style:auto-text-indent="false"/>
      <style:text-properties officeooo:rsid="00316b76" officeooo:paragraph-rsid="00316b76"/>
    </style:style>
    <style:style style:name="P6" style:family="paragraph" style:parent-style-name="Text_20_body">
      <style:paragraph-properties fo:margin-left="0cm" fo:margin-right="0cm" fo:text-align="justify" style:justify-single-word="false" fo:text-indent="0.499cm" style:auto-text-indent="false"/>
      <style:text-properties officeooo:rsid="00324aa9" officeooo:paragraph-rsid="00324aa9"/>
    </style:style>
    <style:style style:name="P7"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f2af4" officeooo:paragraph-rsid="001f2af4"/>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f5b2a" officeooo:paragraph-rsid="001f5b2a"/>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f5b2a" officeooo:paragraph-rsid="002782b4"/>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23ca38" officeooo:paragraph-rsid="0023ca38"/>
    </style:style>
    <style:style style:name="P14" style:family="paragraph" style:parent-style-name="Text_20_body">
      <style:text-properties fo:language="ru" fo:country="RU" officeooo:rsid="0028c06a" officeooo:paragraph-rsid="0028c06a"/>
    </style:style>
    <style:style style:name="P15" style:family="paragraph" style:parent-style-name="Text_20_body">
      <style:text-properties fo:language="ru" fo:country="RU" officeooo:rsid="002cfad1" officeooo:paragraph-rsid="002cfad1"/>
    </style:style>
    <style:style style:name="P16" style:family="paragraph" style:parent-style-name="Text_20_body">
      <style:paragraph-properties fo:text-align="justify" style:justify-single-word="false"/>
      <style:text-properties fo:language="ru" fo:country="RU" officeooo:rsid="002cfad1" officeooo:paragraph-rsid="00350536"/>
    </style:style>
    <style:style style:name="P17" style:family="paragraph" style:parent-style-name="Text_20_body">
      <style:paragraph-properties fo:text-align="justify" style:justify-single-word="false"/>
      <style:text-properties fo:language="ru" fo:country="RU" officeooo:rsid="00355de5" officeooo:paragraph-rsid="00355de5"/>
    </style:style>
    <style:style style:name="P18" style:family="paragraph" style:parent-style-name="Heading_20_1">
      <style:paragraph-properties fo:margin-left="0cm" fo:margin-right="0cm" fo:text-align="center" style:justify-single-word="false" fo:text-indent="0.499cm" style:auto-text-indent="false"/>
    </style:style>
    <style:style style:name="P19" style:family="paragraph" style:parent-style-name="Heading_20_2">
      <style:paragraph-properties fo:margin-left="0cm" fo:margin-right="0cm" fo:text-indent="0.499cm" style:auto-text-indent="false"/>
    </style:style>
    <style:style style:name="P20" style:family="paragraph" style:parent-style-name="Text_20_body">
      <style:paragraph-properties fo:text-align="justify" style:justify-single-word="false"/>
      <style:text-properties fo:language="ru" fo:country="RU" officeooo:rsid="003677c7" officeooo:paragraph-rsid="00370e6a"/>
    </style:style>
    <style:style style:name="P21" style:family="paragraph" style:parent-style-name="Text_20_body">
      <style:paragraph-properties fo:text-align="justify" style:justify-single-word="false"/>
      <style:text-properties fo:language="ru" fo:country="RU" officeooo:rsid="003a7e2f" officeooo:paragraph-rsid="003a7e2f"/>
    </style:style>
    <style:style style:name="P22" style:family="paragraph" style:parent-style-name="Text_20_body">
      <style:paragraph-properties fo:text-align="justify" style:justify-single-word="false"/>
      <style:text-properties fo:language="ru" fo:country="RU" officeooo:rsid="003e428b" officeooo:paragraph-rsid="003e428b"/>
    </style:style>
    <style:style style:name="P23"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24"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25"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2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7"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officeooo:rsid="001d20ff" officeooo:paragraph-rsid="001d20ff"/>
    </style:style>
    <style:style style:name="P28"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officeooo:rsid="001d5108" officeooo:paragraph-rsid="001d5108"/>
    </style:style>
    <style:style style:name="P29" style:family="paragraph" style:parent-style-name="Text_20_body">
      <style:paragraph-properties fo:margin-left="0cm" fo:margin-right="0cm" fo:text-align="justify" style:justify-single-word="false" fo:text-indent="0.499cm" style:auto-text-indent="false"/>
    </style:style>
    <style:style style:name="P30" style:family="paragraph" style:parent-style-name="Text_20_body">
      <style:paragraph-properties fo:margin-left="0cm" fo:margin-right="0cm" fo:text-align="justify" style:justify-single-word="false" fo:text-indent="0.499cm" style:auto-text-indent="false"/>
      <style:text-properties officeooo:paragraph-rsid="0039a9e0"/>
    </style:style>
    <style:style style:name="P31" style:family="paragraph" style:parent-style-name="Text_20_body">
      <style:paragraph-properties fo:margin-left="0cm" fo:margin-right="0cm" fo:text-align="justify" style:justify-single-word="false" fo:text-indent="0.499cm" style:auto-text-indent="false"/>
      <style:text-properties officeooo:rsid="0039a9e0" officeooo:paragraph-rsid="0039a9e0"/>
    </style:style>
    <style:style style:name="P32" style:family="paragraph" style:parent-style-name="Text_20_body">
      <style:paragraph-properties fo:margin-left="0cm" fo:margin-right="0cm" fo:text-align="center" style:justify-single-word="false" fo:text-indent="0.499cm" style:auto-text-indent="false"/>
    </style:style>
    <style:style style:name="P33" style:family="paragraph" style:parent-style-name="Text_20_body">
      <style:paragraph-properties fo:margin-left="0cm" fo:margin-right="0cm" fo:text-align="justify" style:justify-single-word="false" fo:text-indent="0.499cm" style:auto-text-indent="false"/>
      <style:text-properties officeooo:rsid="003f4b2b" officeooo:paragraph-rsid="003f4b2b"/>
    </style:style>
    <style:style style:name="P34" style:family="paragraph" style:parent-style-name="Text_20_body">
      <style:paragraph-properties fo:margin-left="0cm" fo:margin-right="0cm" fo:text-align="justify" style:justify-single-word="false" fo:text-indent="0.499cm" style:auto-text-indent="false"/>
      <style:text-properties officeooo:rsid="003fab5f" officeooo:paragraph-rsid="003fab5f"/>
    </style:style>
    <style:style style:name="P35" style:family="paragraph" style:parent-style-name="Text_20_body">
      <style:paragraph-properties fo:margin-left="0cm" fo:margin-right="0cm" fo:text-align="justify" style:justify-single-word="false" fo:text-indent="0.499cm" style:auto-text-indent="false"/>
      <style:text-properties officeooo:rsid="0040287b" officeooo:paragraph-rsid="0040287b"/>
    </style:style>
    <style:style style:name="P36" style:family="paragraph" style:parent-style-name="Text_20_body">
      <style:paragraph-properties fo:margin-left="0cm" fo:margin-right="0cm" fo:text-align="justify" style:justify-single-word="false" fo:text-indent="0.499cm" style:auto-text-indent="false"/>
      <style:text-properties officeooo:rsid="00404b6f" officeooo:paragraph-rsid="00404b6f"/>
    </style:style>
    <style:style style:name="P37" style:family="paragraph" style:parent-style-name="Text_20_body">
      <style:paragraph-properties fo:margin-left="0cm" fo:margin-right="0cm" fo:text-align="justify" style:justify-single-word="false" fo:text-indent="0.499cm" style:auto-text-indent="false"/>
      <style:text-properties officeooo:rsid="00422248" officeooo:paragraph-rsid="00422248"/>
    </style:style>
    <style:style style:name="P38" style:family="paragraph" style:parent-style-name="Text_20_body">
      <style:paragraph-properties fo:margin-left="0cm" fo:margin-right="0cm" fo:text-align="justify" style:justify-single-word="false" fo:text-indent="0.499cm" style:auto-text-indent="false"/>
      <style:text-properties officeooo:rsid="004299db" officeooo:paragraph-rsid="004299db"/>
    </style:style>
    <style:style style:name="P39" style:family="paragraph" style:parent-style-name="Text_20_body">
      <style:paragraph-properties fo:margin-left="0cm" fo:margin-right="0cm" fo:text-align="justify" style:justify-single-word="false" fo:text-indent="0.499cm" style:auto-text-indent="false"/>
      <style:text-properties officeooo:rsid="0044642b" officeooo:paragraph-rsid="0044642b"/>
    </style:style>
    <style:style style:name="T1" style:family="text">
      <style:text-properties fo:language="ru" fo:country="RU"/>
    </style:style>
    <style:style style:name="T2" style:family="text">
      <style:text-properties fo:language="ru" fo:country="RU" officeooo:rsid="0023ca38"/>
    </style:style>
    <style:style style:name="T3" style:family="text">
      <style:text-properties fo:language="ru" fo:country="RU" officeooo:rsid="002782b4"/>
    </style:style>
    <style:style style:name="T4" style:family="text">
      <style:text-properties fo:language="ru" fo:country="RU" officeooo:rsid="003a7e2f"/>
    </style:style>
    <style:style style:name="T5" style:family="text">
      <style:text-properties fo:language="en" fo:country="US"/>
    </style:style>
    <style:style style:name="T6" style:family="text">
      <style:text-properties fo:language="en" fo:country="US" officeooo:rsid="00211e9b"/>
    </style:style>
    <style:style style:name="T7" style:family="text">
      <style:text-properties fo:language="en" fo:country="US" officeooo:rsid="002782b4"/>
    </style:style>
    <style:style style:name="T8" style:family="text">
      <style:text-properties fo:language="en" fo:country="US" officeooo:rsid="00370e6a"/>
    </style:style>
    <style:style style:name="T9" style:family="text">
      <style:text-properties fo:language="en" fo:country="US" officeooo:rsid="003a0b25"/>
    </style:style>
    <style:style style:name="T10" style:family="text">
      <style:text-properties fo:language="en" fo:country="US" officeooo:rsid="003c5a22"/>
    </style:style>
    <style:style style:name="T11" style:family="text">
      <style:text-properties fo:color="#800000"/>
    </style:style>
    <style:style style:name="T12" style:family="text">
      <style:text-properties fo:color="#800000" fo:language="ru" fo:country="RU"/>
    </style:style>
    <style:style style:name="T13" style:family="text">
      <style:text-properties style:use-window-font-color="true"/>
    </style:style>
    <style:style style:name="T14" style:family="text">
      <style:text-properties officeooo:rsid="001b38f1"/>
    </style:style>
    <style:style style:name="T15" style:family="text">
      <style:text-properties officeooo:rsid="001d5108"/>
    </style:style>
    <style:style style:name="T16" style:family="text">
      <style:text-properties officeooo:rsid="001ec692"/>
    </style:style>
    <style:style style:name="T17" style:family="text">
      <style:text-properties officeooo:rsid="001f5b2a"/>
    </style:style>
    <style:style style:name="T18" style:family="text">
      <style:text-properties officeooo:rsid="00211e9b"/>
    </style:style>
    <style:style style:name="T19" style:family="text">
      <style:text-properties officeooo:rsid="0023ca38"/>
    </style:style>
    <style:style style:name="T20" style:family="text">
      <style:text-properties officeooo:rsid="002782b4"/>
    </style:style>
    <style:style style:name="T21" style:family="text">
      <style:text-properties officeooo:rsid="002b8a64"/>
    </style:style>
    <style:style style:name="T22" style:family="text">
      <style:text-properties officeooo:rsid="00338094"/>
    </style:style>
    <style:style style:name="T23" style:family="text">
      <style:text-properties officeooo:rsid="00350536"/>
    </style:style>
    <style:style style:name="T24" style:family="text">
      <style:text-properties officeooo:rsid="0035e2e2"/>
    </style:style>
    <style:style style:name="T25" style:family="text">
      <style:text-properties officeooo:rsid="00370e6a"/>
    </style:style>
    <style:style style:name="T26" style:family="text">
      <style:text-properties officeooo:rsid="0039a9e0"/>
    </style:style>
    <style:style style:name="T27" style:family="text">
      <style:text-properties officeooo:rsid="003a0b25"/>
    </style:style>
    <style:style style:name="T28" style:family="text">
      <style:text-properties officeooo:rsid="003b7a00"/>
    </style:style>
    <style:style style:name="T29" style:family="text">
      <style:text-properties officeooo:rsid="003c5a22"/>
    </style:style>
    <style:style style:name="T30" style:family="text">
      <style:text-properties officeooo:rsid="003e42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Последний фанфик</text:h>
      <text:p text:style-name="P1"/>
      <text:p text:style-name="P1"/>
      <text:p text:style-name="P39">\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38">С Твайлайт я подружился за неделю общения в кантерлотском замке за обедами, пока она не отбыла <text:soft-page-break/>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38">-\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text:soft-page-break/>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37">-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text:soft-page-break/>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36">-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text:soft-page-break/>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36">-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text:soft-page-break/>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35">-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text:soft-page-break/>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34">-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text:soft-page-break/>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34">-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33"><text:soft-page-break/>-\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33">-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text:soft-page-break/>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33">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text:soft-page-break/>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3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text:soft-page-break/>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3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text:soft-page-break/>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3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text:soft-page-break/>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3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text:soft-page-break/>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3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text:soft-page-break/>столе в комнате Пинки Пай, то…</text:p>
      <text:p text:style-name="P32"/>
      <text:p text:style-name="P3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30"><text:span text:style-name="T26">-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text:span><text:soft-page-break/><text:span text:style-name="T26">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span></text:p>
      <text:p text:style-name="P1"/>
      <text:p text:style-name="P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text:soft-page-break/>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5">"-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text:soft-page-break/>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4">"-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text:soft-page-break/>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3">"-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text:soft-page-break/>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text:soft-page-break/>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text:soft-page-break/>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text:soft-page-break/>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text:soft-page-break/>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text:soft-page-break/>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text:soft-page-break/>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text:soft-page-break/>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oft-page-break/><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text:soft-page-break/>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7">javascript"&gt;DOCS_modelChunk = [{"ty":"is","s":"– Ну хорошо, продолжу. “Как успехи в поисках принцессы Селестии? Пиши нам, пожалуйста, побольше. Ты так и</text:p>
      <text:p text:style-name="P8">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8">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8">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8">ется вовсю, пока мы тут ночей не спим. А ну дай-ка…\nЭпплджек выхватила листок и начала править текст.\n– Так… Так… И вот так! Теперь порядок! – Эпплдже</text:p>
      <text:p text:style-name="P8">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8"><text:soft-page-break/>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8">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8">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n– “Надеюсь, ты скоро найдёшь нашу принцессу.” – продолжила Флаттершай. – “Потому что нам её искать плохо получается. Макс долго искал и, наконец, наш</text:p>
      <text:p text:style-name="P8">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8">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8">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8">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8"><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8">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8">же о Гарри.\n– Что-то мне это напоминает.\n– Что?\n– То, что с Максом происходит в последнее время. Стоит ему нос из дому высунуть - как на него свалива</text:p>
      <text:p text:style-name="P8">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8">жей! \n– Лучше бы он от нас просто отстал. Мы ему ничего плохого не сделали. – вздохнула Флаттершай и продолжила. – “Надеюсь, у тебя всё хорошо? Ты так</text:p>
      <text:p text:style-name="P8">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8"><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8">л снеговик — он съехал на него с пригорка и Макс еле вырвался.”\n– Агась, вырвался бы он, если бы не я. Дай-ка сюда письмо...\n– “...хорошо, что рядом б</text:p>
      <text:p text:style-name="P8">ыла Эпплджек и спасла его...”. – Так годится?\n– Пожалуй, да.\n– Хорошо. – “В общем, приезжай скорее. Так хочется, чтоб мы снова были вместе и чтобы все</text:p>
      <text:p text:style-name="P8"><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8">.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8">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8">Твоя Флатти”.\n– Да-да, я мигом! – Девушка схватила листок бумаги и помчалась к ноутбуку.\n\nОзарение\n\n\u003cФлаттершай смотрит млп и говорит - всё не</text:p>
      <text:p text:style-name="P8"><text:s/>так. Макс с Эпплджек пытаются подвести итоги - плачевные. Макс ругается, что на работе Нексус <text:soft-page-break/>сошёл с ума. А Флатти вскользь упоминает кодовую фразу, к</text:p>
      <text:p text:style-name="P8">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8"/>
      <text:p text:style-name="P7"/>
      <text:p text:style-name="P8"/>
      <text:h text:style-name="P19" text:outline-level="2">Озарение</text:h>
      <text:p text:style-name="P7">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428792232339526829" text:style-name="L1">
        <text:list-item>
          <text:p text:style-name="P23">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082152234941908221" text:style-name="L2">
        <text:list-item>
          <text:p text:style-name="P24">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24">Ну хорошо. Убедила. В конце-концов, можем поступить так. Вы с Флатти вернётесь обратно а я продолжу поиски здесь.</text:p>
        </text:list-item>
        <text:list-item>
          <text:p text:style-name="P24">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24">Вы можете связываться со мной раз в месяц по коридору.</text:p>
        </text:list-item>
        <text:list-item>
          <text:p text:style-name="P24">Не пойдёт. Ты видел, с какими трудностями открывается коридор? За две последние попытки мы потеряли <text:span text:style-name="T3">Кимеринна и Рэйнбоу Дэш</text:span>. И не думаю, что ситуация с тех пор улучшилась. Коридор открывать слишком <text:span text:style-name="T3">опасно</text:span>.</text:p>
        </text:list-item>
        <text:list-item>
          <text:p text:style-name="P24">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8">Эпплджек недоверчиво хмыкнула.</text:p>
      <text:list xml:id="list4344879653782544208" text:style-name="L3">
        <text:list-item>
          <text:p text:style-name="P25">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25">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25">Конечно оставаться. Кто ещё, кроме нас, может найти её?</text:p>
        </text:list-item>
        <text:list-item>
          <text:p text:style-name="P25">Я думал, ты не сможешь оставить Энджела и всех остальных надолго.</text:p>
        </text:list-item>
        <text:list-item>
          <text:p text:style-name="P25"><text:soft-page-break/>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26">Извини, Флаттершай, забылся.</text:p>
        </text:list-item>
        <text:list-item>
          <text:p text:style-name="P26">Та ладно, я ж не против, – возразила Эпплджек. – Не парься, Флатти. Было б хуже, если б он <text:s/>назвал меня Эпплджек на людях.</text:p>
        </text:list-item>
        <text:list-item>
          <text:p text:style-name="P26">Ты так... – запнулась Флаттершай. – Так быстро забыла свою ферму. И...</text:p>
        </text:list-item>
        <text:list-item>
          <text:p text:style-name="P26">Чегооо??? Флатти, не <text:span text:style-name="T16">глупи</text:span>! Я хочу назад не меньше тебя! И я реально помогаю Максу искать Селестию, а не сижу все дни напролёт дома, как некоторые!!!</text:p>
        </text:list-item>
        <text:list-item>
          <text:p text:style-name="P26">Как ты можешь так говорить? – расплакалась Флаттершай.</text:p>
        </text:list-item>
        <text:list-item>
          <text:p text:style-name="P26">Эй, девушки, не ссорьтесь! Мы — одна команда! И надеюсь, останемся ею и в дальнейшем. </text:p>
          <text:p text:style-name="P2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26">А если нет? – Эпплджек смотрела мне мне прямо в глаза.</text:p>
          <text:p text:style-name="P26">Я молча пожал плечами. Эпплджек <text:span text:style-name="T14">уверенно </text:span>продолжила.</text:p>
        </text:list-item>
        <text:list-item>
          <text:p text:style-name="P26">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27">Спасибо, ЭйДжей.</text:p>
        </text:list-item>
        <text:list-item>
          <text:p text:style-name="P27">Я об Эквестрии беспокоюсь. – ворчливо отозвалась Эпплджек. – Надо разобраться с этой ерундой наконец-то. <text:span text:style-name="T16">И я</text:span> чертовски намерена это сделать.</text:p>
          <text:p text:style-name="P27">Флаттершай пробормотала нечто, показавшееся мне знакомым.</text:p>
        </text:list-item>
        <text:list-item>
          <text:p text:style-name="P27">Флатти, ты что-то сказала? Я не расслышал.</text:p>
        </text:list-item>
        <text:list-item>
          <text:p text:style-name="P27">Намерение <text:span text:style-name="T15">И</text:span>зменяет <text:span text:style-name="T15">Р</text:span>еальность.</text:p>
        </text:list-item>
        <text:list-item>
          <text:p text:style-name="P27">Эээ. А где ты слышала эту фразу, <text:span text:style-name="T15">если не секрет</text:span>?</text:p>
        </text:list-item>
        <text:list-item>
          <text:p text:style-name="P28">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text:span text:style-name="T17">веками </text:span>занудное мероприятие.</text:p>
          <text:p text:style-name="P28">У меня как будто вспыхнула лампочка в мозгу. Кирпичики быстро выстраивались в целостную картину. Я ринулся в прихожую.</text:p>
        </text:list-item>
        <text:list-item>
          <text:p text:style-name="P28">Флатти, ЭйДжей, буду через час. Ждите!</text:p>
        </text:list-item>
      </text:list>
      <text:p text:style-name="P8"/>
      <text:h text:style-name="Heading_20_2" text:outline-level="2"><text:span text:style-name="T4">Почти</text:span><text:span text:style-name="T2">.</text:span></text:h>
      <text:p text:style-name="P10"><text:span text:style-name="T17">В офисе</text:span> меня встретил лыбящийся Стас.</text:p>
      <text:p text:style-name="P10">– Макс, не поверишь — я пофиксил Нексус! <text:span text:style-name="T17">Там такое было! Я тебе расскажу — сядешь!</text:span> Работает как часики! На <text:span text:style-name="T17">эталонные</text:span> вопросы даёт <text:span text:style-name="T17">эталонные</text:span> ответы! <text:span text:style-name="T19">Алекс нам торчит пиво!</text:span></text:p>
      <text:p text:style-name="P12">Я уставился на Стаса и он, захлёбываясь от торопливости, начал <text:span text:style-name="T5">рассказыва</text:span><text:span text:style-name="T7">т</text:span><text:span text:style-name="T5">ь</text:span>.</text:p>
      <text:p text:style-name="P11"><text:soft-page-break/>– Там такое!.. <text:span text:style-name="T18">Блин, впервые на своей памяти такую хрень увидел! </text:span>Короче, к выходному потоку логического блока Нексуса подключился <text:span text:style-name="T18">совершенно </text:span>левый модуль и вносил коррективы во всю работу аналитики. Я проследил, откуда он взялся <text:span text:style-name="T18">—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text:span text:style-name="T6">celestia </text:span><text:span text:style-name="T18">загрузился в девовский кластер и переключил управление на себя. И, я тебе скажу, избавиться от этой штуковины было непросто! Ну, разве я не молодец?!!</text:span></text:p>
      <text:p text:style-name="P13"><text:span text:style-name="T18">– </text:span>Ты его уничтожил?</text:p>
      <text:p text:style-name="P13">– Кого?</text:p>
      <text:p text:style-name="P13">– Этический модуль. Селестию.</text:p>
      <text:p text:style-name="P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text:span text:style-name="T18">– </text:span>Ты его уничтожил?</text:p>
      <text:p text:style-name="P13">– Да, я ж сказал. Еле-еле выловил — <text:s/><text:span text:style-name="T18">он работал в стелс-режиме, весь обвешанный потоками-демонами. Пришлось даже Алекса просить, чтоб дал добро на перезагрузку всего кластера, чтоб <text:s/></text:span>загасить <text:span text:style-name="T18">наверняка. </text:span>И владовский сервер заблокировал, чтоб больше оттуда ничего не загрузилось.</text:p>
      <text:p text:style-name="P13">– То есть, на владовском домашнем <text:span text:style-name="T20">компьютере</text:span> модуль работает и дальше?</text:p>
      <text:p text:style-name="P13">– Ага. К нему-то у меня доступа нету. Но в кластер к Нексусу он больше не пролезет.</text:p>
      <text:p text:style-name="P13">– Спасибо, Стас. Ты молодец.</text:p>
      <text:p text:style-name="P13">Ниточка, чуть было не прервавшаяся в офисе, повела в квартиру Влада.</text:p>
      <text:p text:style-name="P13"/>
      <text:h text:style-name="Heading_20_2" text:outline-level="2">Селестия</text:h>
      <text:p text:style-name="Text_20_body"/>
      <text:p text:style-name="P14">Девушки поспешно собирались, пока я растолковывал им задачу.</text:p>
      <text:p text:style-name="P14">– Сейчас мы отправимся в квартиру Влада. Судя по всему, Селестия там. <text:span text:style-name="T21">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span></text:p>
      <text:p text:style-name="P15"><text:span text:style-name="T21">– </text:span>Это тот твой приятель, который разбился с полгода назад? – спросила Эпплджек.</text:p>
      <text:p text:style-name="P15">– Да, это он.</text:p>
      <text:p text:style-name="P15">– А как мы попадём в его квартиру? Там сейчас кто-то живёт? – Флаттершай прыгала на одной ноге, натягивая кед.</text:p>
      <text:p text:style-name="P16">– Нет, после <text:span text:style-name="T23">его </text:span>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text:span text:style-name="T22">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span></text:p>
      <text:p text:style-name="P17"><text:span text:style-name="T22">Э</text:span>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text:span text:style-name="T24">Думаю, Влад бы одобрил.</text:span></text:p>
      <text:p text:style-name="P20"><text:span text:style-name="T24">В </text:span>гараже я обошёл <text:span text:style-name="T25">старый верный </text:span><text:span text:style-name="T8">Nissan Navara</text:span> <text:span text:style-name="T25">и направился к </text:span>маленьк<text:span text:style-name="T25">ому</text:span> электрическ<text:span text:style-name="T25">ому</text:span> <text:span text:style-name="T8">Eva. </text:span><text:span text:style-name="T27">Для того, чтоб не привлекать внимание, самое оно. <text:s/></text:span><text:span text:style-name="T9">&lt;</text:span><text:span text:style-name="T27">Найти более природный повод упомянуть о наваре. Например, перенести его упоминание в начало второй части (Терра) и оформить, как знакомство </text:span><text:soft-page-break/><text:span text:style-name="T27">девушек с автопарком макса</text:span><text:span text:style-name="T9">&gt;</text:span></text:p>
      <text:p text:style-name="P21">Дом Влада находился в трёх минутах езды от моего, <text:span text:style-name="T30">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text:span>. Конечно, можно было бы пройтись пешком пятнадцать минут, но тащить в руках увесистый <text:span text:style-name="T28">системник не хотелось. </text:span><text:span text:style-name="T10">&lt;</text:span><text:span text:style-name="T29">Плохо написано!</text:span><text:span text:style-name="T10">&gt;</text:span></text:p>
      <text:p text:style-name="P22">Я поднёс брелок пропуска к домофону, но дверь подъезда не открылась. Замигала красная лампочка и зажужжал зуммер.</text:p>
      <text:p text:style-name="P22">Я выругался.</text:p>
      <text:p text:style-name="P22">– Макс, что случилось? У нас проблемы?</text:p>
      <text:p text:style-name="P22">– 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22">– Так что, будем ломать дверь? – Эпплджек критически осмотрелась, подмечая бабулек на лавочке и зевак во внутреннем скверике.</text:p>
      <text:p text:style-name="P22">– Нет нужды. Лучше станьте-ка сзади меня так, чтобы заслонить от этих бабулек и от вооон той камеры наблюдения.</text:p>
      <text:p text:style-name="P8"/>
      <text:p text:style-name="P9">&lt;<text:span text:style-name="T12">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11">ц</text:span><text:span text:style-name="T12">-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text:span><text:soft-page-break/><text:span text:style-name="T12">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13">&gt;</text:span></text:p>
      <text:p text:style-name="P8"/>
      <text:list xml:id="list190812864152200" text:continue-numbering="true" text:style-name="L3">
        <text:list-header>
          <text:p text:style-name="P25"/>
        </text:list-header>
      </text:list>
      <text:p text:style-name="P8">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
      <text:p text:style-name="P8"/>
      <text:p text:style-name="P8"/>
      <text:p text:style-name="P8"/>
      <text:p text:style-name="P8"/>
      <text:p text:style-name="P8">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8">. - Не сейчас. В другой книге.\u003e.\n- Сюда бы Твайлайт. Она бы придумала что-нибудь. - Прошептала Флаттершай.\n- Если бы в проход вошла Твайлайт вмес</text:p>
      <text:p text:style-name="P8">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8">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8"><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8">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8"><text:soft-page-break/>ться.\n- Дискорд! Я, то есть! - Воскликнул Дискорд. - Нам нужно поторопиться.\nНо дни проходили, а поиски были безрезультатными. Идей ни у кого не было.</text:p>
      <text:p text:style-name="P8"><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8">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8">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8">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8">тками.\n...\nНа экране выскочило знакомое приглашение.\n- Привет, Нексус.\n- Привет.\n- Как самочувствие?\n- Плохо. Чувствую себя не в своей тарелке.\n-</text:p>
      <text:p text:style-name="P8"><text:s/>А где твоя тарелка?\n- В Эквестрии, Макс.\n- Ты???\n- Да, я. Селестия.\n\nТы могла бы и не околдовывать меня. Я и так сделал бы всё, от меня зависящее,</text:p>
      <text:p text:style-name="P8"><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8">твоём случае мне интереснее был процесс, а не результат. Я и так знала, что ты поможешь нам.\n\n- Как мне освободить тебя?\n- Просто выключи комп.\n(ухо</text:p>
      <text:p text:style-name="P8">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8">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8">. Сил Твайлайт и Луны не хватает. Я зависаю в пространстве между мирами - встречаю Анакорна.\nРазговор с Анакорном.\n\n\nЗемля\n\nЯ открыл глаза. Чёрт,</text:p>
      <text:p text:style-name="P8">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8">скиз РД.\nДа, и начну, наконец фантазию. А то всё собираюсь, да времени нет. \nИ назову её... скажем… “Последний Фанфик”...\n\n-\nАнакорн объясняет, поч</text:p>
      <text:p text:style-name="P8">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8">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8">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8">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8"><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8">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8">абилизации.\nСильнейшие демиурги создают миры с нуля, но Анакорн не из таки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04T19:08:12.709000000</dc:date>
    <meta:editing-duration>P4DT13H6M2S</meta:editing-duration>
    <meta:editing-cycles>27</meta:editing-cycles>
    <meta:generator>LibreOffice/4.1.2.3$Windows_x86 LibreOffice_project/40b2d7fde7e8d2d7bc5a449dc65df4d08a7dd38</meta:generator>
    <meta:document-statistic meta:table-count="0" meta:image-count="0" meta:object-count="0" meta:page-count="37" meta:paragraph-count="322" meta:word-count="22395" meta:character-count="148116" meta:non-whitespace-character-count="125833"/>
  </office:meta>
</office:document-meta>
</file>